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text-properties fo:font-weight="bold" style:font-weight-asian="bold" style:font-weight-complex="bold"/>
    </style:style>
    <style:style style:name="P4"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arching</text:h>
      <text:list xml:id="list8040299138711121735" text:style-name="L1">
        <text:list-item>
          <text:p text:style-name="P1">Agents discussed in Chapter 2 were reflex agents</text:p>
          <text:list>
            <text:list-item>
              <text:p text:style-name="P1">Base their actions on a direct mapping from states to actions</text:p>
            </text:list-item>
            <text:list-item>
              <text:p text:style-name="P1">Cannot operate well in environments for which the mapping would be too large to store, and thus take too long to learn</text:p>
            </text:list-item>
          </text:list>
        </text:list-item>
        <text:list-item>
          <text:p text:style-name="P1">Goal based agents</text:p>
          <text:list>
            <text:list-item>
              <text:p text:style-name="P1">Consider future actions and the desirability of their outcomes</text:p>
            </text:list-item>
            <text:list-item>
              <text:p text:style-name="P1">Include many different types, but one which this chapter focuses on is <text:span text:style-name="T1">problem solving agents</text:span></text:p>
              <text:list>
                <text:list-item>
                  <text:p text:style-name="P1"><text:span text:style-name="T2">Use </text:span><text:span text:style-name="T1">atomic</text:span><text:span text:style-name="T2"> representations – states of the world are considered as wholes, with no internal structure visible to the problem solving algorithms </text:span></text:p>
                </text:list-item>
              </text:list>
            </text:list-item>
            <text:list-item>
              <text:p text:style-name="P2">Planning agents<text:span text:style-name="T2"> are more advanced and use factored or structured representations</text:span></text:p>
            </text:list-item>
          </text:list>
        </text:list-item>
        <text:list-item>
          <text:p text:style-name="P2"><text:span text:style-name="T2">Problem solving begins with precise definitions of problems and their solutions, and give several examples to illustrate these definitions</text:span></text:p>
          <text:list>
            <text:list-item>
              <text:p text:style-name="P2"><text:span text:style-name="T2">General purpose search algorithms can be used to solve these problems</text:span></text:p>
            </text:list-item>
            <text:list-item>
              <text:p text:style-name="P2">Uninformed search algorithms <text:span text:style-name="T2">– algorithms that are given no information about the problem other than it's definition</text:span></text:p>
              <text:list>
                <text:list-item>
                  <text:p text:style-name="P2"><text:span text:style-name="T2">Can solve any solvable problem, but can't do it efficiently <text:s/></text:span></text:p>
                </text:list-item>
              </text:list>
            </text:list-item>
            <text:list-item>
              <text:p text:style-name="P2">Informed search algorithms <text:span text:style-name="T2">– can do very well when given guidance on where to look for solutions</text:span></text:p>
            </text:list-item>
          </text:list>
        </text:list-item>
      </text:list>
      <text:h text:style-name="Heading_20_2" text:outline-level="2"><text:span text:style-name="T2">Problem Solving Agents</text:span></text:h>
      <text:list xml:id="list593563787273472130" text:style-name="L2">
        <text:list-item>
          <text:p text:style-name="P4"><text:span text:style-name="T2">Agent must first adopt a goal to reach: </text:span><text:span text:style-name="T1">goal formulation</text:span><text:span text:style-name="T2"> based on the current situation and the agent's performance measure, is the first step in problem solving</text:span></text:p>
          <text:list>
            <text:list-item>
              <text:p text:style-name="P4"><text:span text:style-name="T2">A goal is a set of world states—those states in which the goal is satisfied</text:span></text:p>
            </text:list-item>
          </text:list>
        </text:list-item>
        <text:list-item>
          <text:p text:style-name="P3">Problem formulation<text:span text:style-name="T2"> is the process of deciding what actions and states to consider when given a goal</text:span></text:p>
        </text:list-item>
        <text:list-item>
          <text:p text:style-name="P3"><text:span text:style-name="T2">In general, an agent with several immediate options of unknown value can decide what to do by first examining future actions that eventually lead to states of known value</text:span></text:p>
        </text:list-item>
        <text:list-item>
          <text:p text:style-name="P3"><text:span text:style-name="T2">Under these assumptions, the solution to any problem is a fixed sequence of actions</text:span></text:p>
          <text:list>
            <text:list-item>
              <text:p text:style-name="P3"><text:span text:style-name="T2">Assume environments are </text:span>observable<text:span text:style-name="T2">, so the agent always knows the current state</text:span></text:p>
            </text:list-item>
            <text:list-item>
              <text:p text:style-name="P3"><text:span text:style-name="T2">Assume environments are </text:span>discrete<text:span text:style-name="T2">, so at any given state there are a finite number of actions to choose from</text:span></text:p>
            </text:list-item>
            <text:list-item>
              <text:p text:style-name="P3"><text:span text:style-name="T2">Assume environment is </text:span>known<text:span text:style-name="T2">, so the agent knows which states are reached by each action</text:span></text:p>
            </text:list-item>
            <text:list-item>
              <text:p text:style-name="P3"><text:span text:style-name="T2">Assume environment is </text:span>deterministic<text:span text:style-name="T2">, so each action has exactly one outcome</text:span></text:p>
            </text:list-item>
            <text:list-item>
              <text:p text:style-name="P3"><text:soft-page-break/><text:span text:style-name="T2"/></text:p>
            </text:list-item>
          </text:list>
        </text:list-item>
        <text:list-item>
          <text:p text:style-name="P3"><text:span text:style-name="T2">The process of <text:s/>looking for a sequence of actions that reaches the goal is called </text:span>search</text:p>
          <text:list>
            <text:list-item>
              <text:p text:style-name="P3"><text:span text:style-name="T2">A search algorithm takes a problem as input and returns a </text:span>solution<text:span text:style-name="T2"> in the form of an action sequence</text:span></text:p>
            </text:list-item>
            <text:list-item>
              <text:p text:style-name="P3"><text:span text:style-name="T2">Once a solution is found, the actions it recommends can be carried out, known as the </text:span>execution<text:span text:style-name="T2"> phase</text:span></text:p>
            </text:list-item>
          </text:list>
        </text:list-item>
        <text:list-item>
          <text:p text:style-name="P3"><text:span text:style-name="T2">Agents follow a simple cycle: formulation, search, execution</text:span></text:p>
          <text:list>
            <text:list-item>
              <text:p text:style-name="P3"><text:span text:style-name="T2">After formulating a goal and problem to solve, agent calls a search procedure to solve it, then uses the solution to guide it's actions doing whatever the solution recommends as the next thing to do. Typically the first action of the sequence is done then removed from the sequence. Once the solution has been executed, the agent will formulate a new goal.</text:span></text:p>
            </text:list-item>
          </text:list>
        </text:list-item>
        <text:list-item>
          <text:p text:style-name="P3"><text:span text:style-name="T2">While the agent is executing the solution sequence it ignores its percepts when choosing an action because it knows in advance what they will be</text:span></text:p>
          <text:list>
            <text:list-item>
              <text:p text:style-name="P3"><text:span text:style-name="T2">An agent that carries out its plans with it's eyes closed (so to speak), so it must be certain of what is going on—known as an </text:span>open loop<text:span text:style-name="T2"> system, because ignoring the percepts breaks the loop between agent and environment </text:span></text:p>
            </text:list-item>
          </text:list>
        </text:list-item>
      </text:list>
      <text:h text:style-name="Heading_20_3" text:outline-level="3"><text:span text:style-name="T2">Well defined problems and solutions</text:span></text:h>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2:38:59.50</meta:creation-date>
    <meta:document-statistic meta:table-count="0" meta:image-count="0" meta:object-count="0" meta:page-count="2" meta:paragraph-count="32" meta:word-count="560" meta:character-count="3204"/>
    <dc:date>2015-10-29T13:06:27.61</dc:date>
    <meta:editing-duration>PT11M37S</meta:editing-duration>
    <meta:editing-cycles>1</meta:editing-cycles>
    <meta:generator>OpenOffice.org/3.4.1$Win32 OpenOffice.org_project/341m1$Build-9593</meta:generator>
  </office:meta>
</office:document-meta>
</file>